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88cm" fo:margin-left="-1.603cm" table:align="left" style:writing-mode="lr-tb"/>
    </style:style>
    <style:style style:name="Table1.A" style:family="table-column">
      <style:table-column-properties style:column-width="1.111cm"/>
    </style:style>
    <style:style style:name="Table1.B" style:family="table-column">
      <style:table-column-properties style:column-width="1.482cm"/>
    </style:style>
    <style:style style:name="Table1.C" style:family="table-column">
      <style:table-column-properties style:column-width="3.201cm"/>
    </style:style>
    <style:style style:name="Table1.D" style:family="table-column">
      <style:table-column-properties style:column-width="2.514cm"/>
    </style:style>
    <style:style style:name="Table1.E" style:family="table-column">
      <style:table-column-properties style:column-width="2.196cm"/>
    </style:style>
    <style:style style:name="Table1.F" style:family="table-column">
      <style:table-column-properties style:column-width="4.101cm"/>
    </style:style>
    <style:style style:name="Table1.G" style:family="table-column">
      <style:table-column-properties style:column-width="3.995cm"/>
    </style:style>
    <style:style style:name="Table1.H" style:family="table-column">
      <style:table-column-properties style:column-width="1.588cm"/>
    </style:style>
    <style:style style:name="Table1.A1" style:family="table-cell">
      <style:table-cell-properties style:vertical-align="middle" fo:padding="0cm" fo:border="none"/>
    </style:style>
    <style:style style:name="Table1.4" style:family="table-row">
      <style:table-row-properties style:min-row-height="3.09cm"/>
    </style:style>
    <style:style style:name="Table1.C8" style:family="table-cell">
      <style:table-cell-properties style:vertical-align="middle" fo:background-color="#ffffff" fo:padding="0cm" fo:border="none">
        <style:background-image/>
      </style:table-cell-properties>
    </style:style>
    <style:style style:name="P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bold" officeooo:paragraph-rsid="00020e3f" style:font-size-asian="13pt" style:font-weight-asian="bold" style:font-size-complex="13pt" style:font-weight-complex="bold"/>
    </style:style>
    <style:style style:name="P2" style:family="paragraph" style:parent-style-name="Table_20_Contents">
      <style:text-properties fo:color="#000000" officeooo:paragraph-rsid="0006ab5a"/>
    </style:style>
    <style:style style:name="P3" style:family="paragraph" style:parent-style-name="Table_20_Contents">
      <style:text-properties fo:color="#000000" officeooo:rsid="0006ab5a" officeooo:paragraph-rsid="0006ab5a"/>
    </style:style>
    <style:style style:name="P4" style:family="paragraph" style:parent-style-name="Table_20_Contents">
      <style:text-properties fo:color="#000000" officeooo:rsid="0006ab5a" officeooo:paragraph-rsid="000a1806"/>
    </style:style>
    <style:style style:name="P5" style:family="paragraph" style:parent-style-name="Table_20_Contents">
      <style:paragraph-properties fo:text-align="center" style:justify-single-word="false"/>
      <style:text-properties fo:color="#000000" fo:font-size="11pt" fo:font-weight="bold" officeooo:paragraph-rsid="0006ab5a" style:font-size-asian="11pt" style:font-weight-asian="bold" style:font-size-complex="11pt" style:font-weight-complex="bold"/>
    </style:style>
    <style:style style:name="P6" style:family="paragraph" style:parent-style-name="Table_20_Contents">
      <style:text-properties fo:color="#000000" officeooo:rsid="00081eec" officeooo:paragraph-rsid="00081eec"/>
    </style:style>
    <style:style style:name="P7" style:family="paragraph" style:parent-style-name="Table_20_Contents">
      <style:text-properties fo:color="#000000" officeooo:rsid="00081eec" officeooo:paragraph-rsid="000a1806"/>
    </style:style>
    <style:style style:name="P8" style:family="paragraph" style:parent-style-name="Table_20_Contents">
      <style:text-properties fo:color="#000000" officeooo:paragraph-rsid="00081eec"/>
    </style:style>
    <style:style style:name="P9" style:family="paragraph" style:parent-style-name="Table_20_Contents">
      <style:text-properties fo:color="#000000" officeooo:rsid="000a1806" officeooo:paragraph-rsid="000a1806"/>
    </style:style>
    <style:style style:name="P10" style:family="paragraph" style:parent-style-name="Table_20_Contents">
      <style:text-properties fo:color="#000000" officeooo:rsid="000b3739" officeooo:paragraph-rsid="000b3739"/>
    </style:style>
    <style:style style:name="P11" style:family="paragraph" style:parent-style-name="Table_20_Contents">
      <style:text-properties officeooo:paragraph-rsid="0006ab5a"/>
    </style:style>
    <style:style style:name="P12" style:family="paragraph" style:parent-style-name="Table_20_Contents">
      <style:text-properties officeooo:rsid="0006ab5a" officeooo:paragraph-rsid="0006ab5a"/>
    </style:style>
    <style:style style:name="P13" style:family="paragraph" style:parent-style-name="Table_20_Contents">
      <style:text-properties officeooo:rsid="000a1806" officeooo:paragraph-rsid="000a1806"/>
    </style:style>
    <style:style style:name="P14" style:family="paragraph" style:parent-style-name="Standard">
      <style:text-properties style:font-name="Liberation Serif" fo:font-size="13pt" officeooo:paragraph-rsid="00020e3f" style:font-size-asian="13pt" style:font-size-complex="13pt"/>
    </style:style>
    <style:style style:name="P15" style:family="paragraph" style:parent-style-name="Standard">
      <style:text-properties style:font-name="Liberation Serif" fo:font-size="13pt" officeooo:paragraph-rsid="00020e3f"/>
    </style:style>
    <style:style style:name="P16" style:family="paragraph" style:parent-style-name="Standard">
      <style:paragraph-properties fo:margin-top="0cm" fo:margin-bottom="0.265cm" loext:contextual-spacing="false" fo:text-align="start" style:justify-single-word="false" fo:orphans="2" fo:widows="2"/>
      <style:text-properties fo:font-size="15pt" fo:font-weight="bold" officeooo:rsid="00209f0c" officeooo:paragraph-rsid="0006ab5a" style:font-size-asian="15pt" style:font-weight-asian="bold" style:font-size-complex="15pt" style:font-weight-complex="bold"/>
    </style:style>
    <style:style style:name="P1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Liberation Serif" fo:font-size="13pt" fo:letter-spacing="normal" fo:font-style="normal" fo:font-weight="normal" style:font-size-asian="13pt" style:font-size-complex="13pt"/>
    </style:style>
    <style:style style:name="P18"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Liberation Serif" fo:font-size="13pt" fo:letter-spacing="normal" fo:font-style="normal" fo:font-weight="normal" style:font-size-asian="13pt" style:font-size-complex="13pt"/>
    </style:style>
    <style:style style:name="P19" style:family="paragraph" style:parent-style-name="Text_20_body" style:list-style-name="L14">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8e124" officeooo:paragraph-rsid="0008e124" style:font-size-asian="13pt" style:font-weight-asian="bold" style:font-size-complex="13pt" style:font-weight-complex="bold"/>
    </style:style>
    <style:style style:name="P20" style:family="paragraph" style:parent-style-name="Text_20_body" style:list-style-name="L13">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8e124" officeooo:paragraph-rsid="0008e124" style:font-size-asian="13pt" style:font-weight-asian="bold" style:font-size-complex="13pt" style:font-weight-complex="bold"/>
    </style:style>
    <style:style style:name="P21" style:family="paragraph" style:parent-style-name="Text_20_body">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8e124" officeooo:paragraph-rsid="0008e124" style:font-size-asian="13pt" style:font-weight-asian="bold" style:font-size-complex="13pt" style:font-weight-complex="bold"/>
    </style:style>
    <style:style style:name="P22" style:family="paragraph" style:parent-style-name="Text_20_body" style:list-style-name="L12">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8e124" officeooo:paragraph-rsid="0008e124" style:font-size-asian="13pt" style:font-weight-asian="bold" style:font-size-complex="13pt" style:font-weight-complex="bold"/>
    </style:style>
    <style:style style:name="P23" style:family="paragraph" style:parent-style-name="Text_20_body" style:list-style-name="L1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8e124" officeooo:paragraph-rsid="0008e124" style:font-size-asian="13pt" style:font-weight-asian="bold" style:font-size-complex="13pt" style:font-weight-complex="bold"/>
    </style:style>
    <style:style style:name="P24" style:family="paragraph" style:parent-style-name="Text_20_body">
      <style:paragraph-properties fo:margin-top="0cm" fo:margin-bottom="0cm" loext:contextual-spacing="false" fo:line-height="100%" fo:text-align="start" style:justify-single-word="false" fo:orphans="2" fo:widows="2" fo:padding="0cm" fo:border="none"/>
      <style:text-properties officeooo:paragraph-rsid="0004ed1c"/>
    </style:style>
    <style:style style:name="P25" style:family="paragraph" style:parent-style-name="Text_20_body">
      <style:paragraph-properties fo:margin-top="0cm" fo:margin-bottom="0cm" loext:contextual-spacing="false" fo:line-height="100%" fo:text-align="start" style:justify-single-word="false" fo:orphans="2" fo:widows="2" fo:padding="0cm" fo:border="none"/>
      <style:text-properties officeooo:paragraph-rsid="0005e1c5"/>
    </style:style>
    <style:style style:name="P26" style:family="paragraph" style:parent-style-name="Text_20_body" style:list-style-name="L5">
      <style:paragraph-properties fo:margin-top="0cm" fo:margin-bottom="0cm" loext:contextual-spacing="false" fo:line-height="100%" fo:text-align="start" style:justify-single-word="false" fo:orphans="2" fo:widows="2" fo:padding="0cm" fo:border="none"/>
      <style:text-properties officeooo:paragraph-rsid="0005e1c5"/>
    </style:style>
    <style:style style:name="P27" style:family="paragraph" style:parent-style-name="Text_20_body" style:list-style-name="L6">
      <style:paragraph-properties fo:margin-top="0cm" fo:margin-bottom="0cm" loext:contextual-spacing="false" fo:line-height="100%" fo:text-align="start" style:justify-single-word="false" fo:orphans="2" fo:widows="2" fo:padding="0cm" fo:border="none"/>
      <style:text-properties officeooo:paragraph-rsid="0004ed1c"/>
    </style:style>
    <style:style style:name="P28" style:family="paragraph" style:parent-style-name="Text_20_body" style:list-style-name="L7">
      <style:paragraph-properties fo:margin-top="0cm" fo:margin-bottom="0cm" loext:contextual-spacing="false" fo:line-height="100%" fo:text-align="start" style:justify-single-word="false" fo:orphans="2" fo:widows="2" fo:padding="0cm" fo:border="none"/>
      <style:text-properties officeooo:paragraph-rsid="0004ed1c"/>
    </style:style>
    <style:style style:name="P29" style:family="paragraph" style:parent-style-name="Text_20_body" style:list-style-name="L8">
      <style:paragraph-properties fo:margin-top="0cm" fo:margin-bottom="0cm" loext:contextual-spacing="false" fo:line-height="100%" fo:text-align="start" style:justify-single-word="false" fo:orphans="2" fo:widows="2" fo:padding="0cm" fo:border="none"/>
      <style:text-properties officeooo:paragraph-rsid="0004ed1c"/>
    </style:style>
    <style:style style:name="P30" style:family="paragraph" style:parent-style-name="Text_20_body" style:list-style-name="L9">
      <style:paragraph-properties fo:margin-top="0cm" fo:margin-bottom="0cm" loext:contextual-spacing="false" fo:line-height="100%" fo:text-align="start" style:justify-single-word="false" fo:orphans="2" fo:widows="2" fo:padding="0cm" fo:border="none"/>
      <style:text-properties officeooo:paragraph-rsid="0004ed1c"/>
    </style:style>
    <style:style style:name="P31" style:family="paragraph" style:parent-style-name="Text_20_body" style:list-style-name="L10">
      <style:paragraph-properties fo:margin-top="0cm" fo:margin-bottom="0cm" loext:contextual-spacing="false" fo:line-height="100%" fo:text-align="start" style:justify-single-word="false" fo:orphans="2" fo:widows="2" fo:padding="0cm" fo:border="none"/>
      <style:text-properties officeooo:paragraph-rsid="0004ed1c"/>
    </style:style>
    <style:style style:name="P32" style:family="paragraph" style:parent-style-name="Text_20_body" style:list-style-name="L7">
      <style:paragraph-properties fo:margin-top="0cm" fo:margin-bottom="0cm" loext:contextual-spacing="false" fo:line-height="100%" fo:text-align="start" style:justify-single-word="false" fo:orphans="2" fo:widows="2" fo:padding="0cm" fo:border="none"/>
      <style:text-properties officeooo:rsid="0005e1c5" officeooo:paragraph-rsid="0005e1c5"/>
    </style:style>
    <style:style style:name="P33" style:family="paragraph" style:parent-style-name="Text_20_body" style:list-style-name="L9">
      <style:paragraph-properties fo:margin-top="0cm" fo:margin-bottom="0cm" loext:contextual-spacing="false" fo:line-height="100%" fo:text-align="start" style:justify-single-word="false" fo:orphans="2" fo:widows="2" fo:padding="0cm" fo:border="none"/>
      <style:text-properties officeooo:rsid="0005e1c5" officeooo:paragraph-rsid="0005e1c5"/>
    </style:style>
    <style:style style:name="P3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bold" officeooo:paragraph-rsid="00020e3f" style:font-size-asian="13pt" style:font-weight-asian="bold" style:font-size-complex="13pt" style:font-weight-complex="bold"/>
    </style:style>
    <style:style style:name="P3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6ab5a" officeooo:paragraph-rsid="0006ab5a" style:font-size-asian="13pt" style:font-weight-asian="bold" style:font-size-complex="13pt" style:font-weight-complex="bold"/>
    </style:style>
    <style:style style:name="P3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bold" officeooo:rsid="0008e124" officeooo:paragraph-rsid="0008e124" style:font-size-asian="13pt" style:font-weight-asian="bold" style:font-size-complex="13pt" style:font-weight-complex="bold"/>
    </style:style>
    <style:style style:name="P3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3pt" fo:letter-spacing="normal" fo:font-style="normal" fo:font-weight="normal" officeooo:rsid="00209f0c" officeooo:paragraph-rsid="0006ab5a" style:font-size-asian="13pt" style:font-weight-asian="normal" style:font-size-complex="13pt" style:font-weight-complex="normal"/>
    </style:style>
    <style:style style:name="P38" style:family="paragraph" style:parent-style-name="Text_20_body">
      <style:paragraph-properties fo:margin-top="0cm" fo:margin-bottom="0.265cm" loext:contextual-spacing="false" fo:text-align="start" style:justify-single-word="false" fo:orphans="2" fo:widows="2" fo:padding="0cm" fo:border="none"/>
      <style:text-properties officeooo:paragraph-rsid="0004ed1c"/>
    </style:style>
    <style:style style:name="P39" style:family="paragraph" style:parent-style-name="Text_20_body">
      <style:paragraph-properties fo:margin-top="0cm" fo:margin-bottom="0.265cm" loext:contextual-spacing="false" fo:text-align="start" style:justify-single-word="false" fo:orphans="2" fo:widows="2" fo:padding="0cm" fo:border="none"/>
      <style:text-properties officeooo:paragraph-rsid="00020e3f"/>
    </style:style>
    <style:style style:name="T1" style:family="text">
      <style:text-properties officeooo:rsid="00020e3f"/>
    </style:style>
    <style:style style:name="T2" style:family="text">
      <style:text-properties fo:color="#000000"/>
    </style:style>
    <style:style style:name="T3" style:family="text">
      <style:text-properties fo:color="#000000" fo:font-weight="bold" officeooo:rsid="00020e3f" style:font-weight-asian="bold" style:font-weight-complex="bold"/>
    </style:style>
    <style:style style:name="T4" style:family="text">
      <style:text-properties fo:color="#000000" officeooo:rsid="0006ab5a"/>
    </style:style>
    <style:style style:name="T5" style:family="text">
      <style:text-properties fo:color="#000000" officeooo:rsid="00081eec"/>
    </style:style>
    <style:style style:name="T6" style:family="text">
      <style:text-properties fo:font-variant="normal" fo:text-transform="none" fo:color="#000000" style:font-name="Liberation Serif" fo:letter-spacing="normal" fo:font-style="normal" fo:font-weight="bold" style:font-size-asian="13pt" style:font-size-complex="13pt"/>
    </style:style>
    <style:style style:name="T7" style:family="text">
      <style:text-properties fo:font-variant="normal" fo:text-transform="none" fo:color="#000000" style:font-name="Liberation Serif" fo:letter-spacing="normal" fo:font-style="normal" fo:font-weight="normal"/>
    </style:style>
    <style:style style:name="T8" style:family="text">
      <style:text-properties fo:font-variant="normal" fo:text-transform="none" fo:color="#000000" style:font-name="Liberation Serif" fo:letter-spacing="normal" fo:font-style="normal" fo:font-weight="normal" style:font-size-asian="13pt" style:font-size-complex="13pt"/>
    </style:style>
    <style:style style:name="T9"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ffffff" loext:char-shading-value="0" style:font-size-asian="13pt" style:font-size-complex="13pt"/>
    </style:style>
    <style:style style:name="T10" style:family="text">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T11" style:family="text">
      <style:text-properties fo:font-variant="normal" fo:text-transform="none" fo:color="#000000" style:font-name="Liberation Serif" fo:font-size="13pt" fo:letter-spacing="normal" fo:font-style="normal" fo:font-weight="bold" officeooo:rsid="0004ed1c" style:font-size-asian="13pt" style:font-weight-asian="bold" style:font-size-complex="13pt" style:font-weight-complex="bold"/>
    </style:style>
    <style:style style:name="T12" style:family="text">
      <style:text-properties fo:font-variant="normal" fo:text-transform="none" fo:color="#000000" style:font-name="Liberation Serif" fo:font-size="13pt" fo:letter-spacing="normal" fo:font-style="normal" fo:font-weight="bold" officeooo:rsid="00020e3f" style:font-size-asian="13pt" style:font-weight-asian="bold" style:font-size-complex="13pt" style:font-weight-complex="bold"/>
    </style:style>
    <style:style style:name="T13" style:family="text">
      <style:text-properties fo:font-variant="normal" fo:text-transform="none" fo:color="#000000" style:font-name="Liberation Serif" fo:font-size="13pt" fo:letter-spacing="normal" fo:font-style="normal" fo:font-weight="normal" officeooo:rsid="0004ed1c" style:font-size-asian="13pt" style:font-weight-asian="normal" style:font-size-complex="13pt" style:font-weight-complex="normal"/>
    </style:style>
    <style:style style:name="T14" style:family="text">
      <style:text-properties fo:font-variant="normal" fo:text-transform="none" fo:color="#000000" style:font-name="Liberation Serif" fo:font-size="13pt" fo:letter-spacing="normal" fo:font-style="normal" fo:font-weight="normal" officeooo:rsid="00020e3f" style:font-size-asian="13pt" style:font-style-asian="normal" style:font-weight-asian="normal" style:font-size-complex="13pt" style:font-style-complex="normal" style:font-weight-complex="normal"/>
    </style:style>
    <style:style style:name="T15" style:family="text">
      <style:text-properties fo:font-style="normal" officeooo:rsid="0004ed1c" style:font-style-asian="normal" style:font-style-complex="normal"/>
    </style:style>
    <style:style style:name="T16" style:family="text">
      <style:text-properties fo:font-weight="normal" style:font-weight-asian="normal" style:font-weight-complex="normal"/>
    </style:style>
    <style:style style:name="T17" style:family="text">
      <style:text-properties fo:font-weight="normal" officeooo:rsid="0004ed1c" style:font-weight-asian="normal" style:font-weight-complex="normal"/>
    </style:style>
    <style:style style:name="T1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9" style:family="text">
      <style:text-properties fo:font-size="13pt" fo:font-style="normal" fo:font-weight="normal" officeooo:rsid="00050b23" style:font-size-asian="13pt" style:font-style-asian="normal" style:font-weight-asian="normal" style:font-size-complex="13pt" style:font-style-complex="normal" style:font-weight-complex="normal"/>
    </style:style>
    <style:style style:name="T20" style:family="text">
      <style:text-properties fo:font-size="13pt" fo:font-style="normal" fo:font-weight="normal" officeooo:rsid="0005e1c5" style:font-size-asian="13pt" style:font-style-asian="normal" style:font-weight-asian="normal" style:font-size-complex="13pt" style:font-style-complex="normal" style:font-weight-complex="normal"/>
    </style:style>
    <style:style style:name="T21" style:family="text">
      <style:text-properties officeooo:rsid="0005e1c5"/>
    </style:style>
    <style:style style:name="T22" style:family="text">
      <style:text-properties officeooo:rsid="0006ab5a"/>
    </style:style>
    <style:style style:name="T23" style:family="text">
      <style:text-properties officeooo:rsid="00081eec"/>
    </style:style>
    <style:style style:name="T24" style:family="text">
      <style:text-properties officeooo:rsid="000a1806"/>
    </style:style>
    <style:style style:name="T25" style:family="text">
      <style:text-properties officeooo:rsid="000b3739"/>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List down the things you cannot test on an Emulator but on Real Devices.</text:p>
      <text:p text:style-name="P24"><text:span text:style-name="T11">Ans.</text:span><text:span text:style-name="T13">On emulators can not emulate battery issues,network connectivity and other real time data like the</text:span><text:span text:style-name="T16"> GPS, sensors, gestures, touch force, etc. </text:span></text:p>
      <text:p text:style-name="P24">It cannot emulate the performance of an app in terms of incoming calls, SMS, etc.There’s no way to check the color/contrast of display under different weather conditions.Touchscreen issues cannot be emulated either.<text:span text:style-name="T15">Emulators do not support USB connections</text:span></text:p>
      <text:p text:style-name="P1"/>
      <text:p text:style-name="P1"><text:span text:style-name="T1">2.</text:span>What All Major Networks to Be Considered While Performing Application Testing?</text:p>
      <text:p text:style-name="P38"><text:span text:style-name="T13">Ans.T</text:span><text:span text:style-name="T16">he application </text:span><text:span text:style-name="T17">should be tested </text:span><text:span text:style-name="T16">on 4G, 3G, 2G and WIFI. 2G is a slower network, its good if you verify your application on slower network also to track your application performance.</text:span></text:p>
      <text:p text:style-name="P1"/>
      <text:p text:style-name="P1"><text:span text:style-name="T1">3.</text:span>What are the google core quality guidelines for Mobile Apps, Explain guidelines for Functionality?</text:p>
      <text:p text:style-name="P24"><text:span text:style-name="T11">Ans.</text:span><text:span text:style-name="T18">App quality directly influences the long-term success of </text:span><text:span text:style-name="T19">an </text:span><text:span text:style-name="T18">app.Android users expect high-quality apps.</text:span><text:span text:style-name="T20">Core quality <text:s/>guidelines </text:span><text:span text:style-name="T18">helps </text:span><text:span text:style-name="T20">to</text:span><text:span text:style-name="T18"> assess basic aspects of quality in </text:span><text:span text:style-name="T20">an</text:span><text:span text:style-name="T18"> app through a compact set of </text:span><text:span text:style-name="Emphasis"><text:span text:style-name="T18">core app quality criteria</text:span></text:span><text:span text:style-name="T18"> and associated tests. All Android apps should meet these criteria.</text:span></text:p>
      <text:p text:style-name="P24"><text:span text:style-name="T18"/></text:p>
      <text:p text:style-name="P25"><text:span text:style-name="T21">1)</text:span> Visual design and user interaction.</text:p>
      <text:list xml:id="list207832542" text:style-name="L5">
        <text:list-item>
          <text:p text:style-name="P26">Standard design</text:p>
        </text:list-item>
        <text:list-item>
          <text:p text:style-name="P26">Navigation</text:p>
        </text:list-item>
        <text:list-item>
          <text:p text:style-name="P26">Notifications</text:p>
          <text:p text:style-name="P26"/>
        </text:list-item>
      </text:list>
      <text:p text:style-name="P24"><text:span text:style-name="T21">2)</text:span>Functionality.</text:p>
      <text:list xml:id="list4224062585" text:style-name="L6">
        <text:list-item>
          <text:p text:style-name="P27">Permissions</text:p>
        </text:list-item>
        <text:list-item>
          <text:p text:style-name="P27">Install location</text:p>
        </text:list-item>
        <text:list-item>
          <text:p text:style-name="P27">UI and Graphics</text:p>
        </text:list-item>
        <text:list-item>
          <text:p text:style-name="P27">User/app state</text:p>
          <text:p text:style-name="P27"/>
        </text:list-item>
      </text:list>
      <text:p text:style-name="P24"><text:span text:style-name="T21">3)</text:span>Compatibility, performance and stability.</text:p>
      <text:list xml:id="list817481507" text:style-name="L7">
        <text:list-item>
          <text:p text:style-name="P28">Stability</text:p>
        </text:list-item>
        <text:list-item>
          <text:p text:style-name="P28">Performance</text:p>
        </text:list-item>
        <text:list-item>
          <text:p text:style-name="P32">Media</text:p>
        </text:list-item>
        <text:list-item>
          <text:p text:style-name="P32">Visual Quality</text:p>
          <text:p text:style-name="P28"/>
        </text:list-item>
      </text:list>
      <text:p text:style-name="P24"><text:span text:style-name="T21">4)</text:span>Security.</text:p>
      <text:list xml:id="list2689919817" text:style-name="L8">
        <text:list-item>
          <text:p text:style-name="P29">Networking</text:p>
        </text:list-item>
        <text:list-item>
          <text:p text:style-name="P29">Data</text:p>
        </text:list-item>
        <text:list-item>
          <text:p text:style-name="P29">WebViews</text:p>
        </text:list-item>
        <text:list-item>
          <text:p text:style-name="P29">App Components</text:p>
          <text:p text:style-name="P29"/>
        </text:list-item>
      </text:list>
      <text:p text:style-name="P24"><text:span text:style-name="T21">5)</text:span>Google Play / App Store</text:p>
      <text:list xml:id="list3115232658" text:style-name="L9">
        <text:list-item>
          <text:p text:style-name="P30">Policies</text:p>
        </text:list-item>
        <text:list-item>
          <text:p text:style-name="P33">App details page</text:p>
          <text:p text:style-name="P33"/>
        </text:list-item>
      </text:list>
      <text:p text:style-name="P24"><text:span text:style-name="T21">6)</text:span>Setting up a test environment.</text:p>
      <text:p text:style-name="P24"/>
      <text:p text:style-name="P24"><text:span text:style-name="T21">7)</text:span>Test procedures.</text:p>
      <text:list xml:id="list979824994" text:style-name="L10">
        <text:list-item>
          <text:p text:style-name="P31">Hardware acceleration and so on</text:p>
        </text:list-item>
        <text:list-item>
          <text:p text:style-name="P31">Payments</text:p>
        </text:list-item>
      </text:list>
      <text:p text:style-name="P39"><text:span text:style-name="T14"/></text:p>
      <text:p text:style-name="P39"><text:soft-page-break/><text:span text:style-name="T12">4.</text:span><text:span text:style-name="T10">Write down test cases for Push notification.</text:span></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5">Sr No</text:p>
          </table:table-cell>
          <table:table-cell table:style-name="Table1.A1" office:value-type="string">
            <text:p text:style-name="P5">Test Case ID</text:p>
          </table:table-cell>
          <table:table-cell table:style-name="Table1.A1" office:value-type="string">
            <text:p text:style-name="P5">Summary</text:p>
          </table:table-cell>
          <table:table-cell table:style-name="Table1.A1" office:value-type="string">
            <text:p text:style-name="P5">Precondition</text:p>
          </table:table-cell>
          <table:table-cell table:style-name="Table1.A1" office:value-type="string">
            <text:p text:style-name="P5">Importance</text:p>
          </table:table-cell>
          <table:table-cell table:style-name="Table1.A1" office:value-type="string">
            <text:p text:style-name="P5">Steps</text:p>
          </table:table-cell>
          <table:table-cell table:style-name="Table1.A1" office:value-type="string">
            <text:p text:style-name="P5">Expected Result</text:p>
          </table:table-cell>
          <table:table-cell table:style-name="Table1.A1" office:value-type="string">
            <text:p text:style-name="P5">Type</text:p>
          </table:table-cell>
        </table:table-row>
        <table:table-row>
          <table:table-cell table:style-name="Table1.A1" office:value-type="string">
            <text:p text:style-name="P2">1</text:p>
          </table:table-cell>
          <table:table-cell table:style-name="Table1.A1" office:value-type="string">
            <text:p text:style-name="P2">TC_01</text:p>
          </table:table-cell>
          <table:table-cell table:style-name="Table1.A1" office:value-type="string">
            <text:p text:style-name="P2">Verify the notification received even if the app is open.</text:p>
          </table:table-cell>
          <table:table-cell table:style-name="Table1.A1" office:value-type="string">
            <text:p text:style-name="P3">App must be installed.</text:p>
          </table:table-cell>
          <table:table-cell table:style-name="Table1.A1" office:value-type="string">
            <text:p text:style-name="P2">High</text:p>
          </table:table-cell>
          <table:table-cell table:style-name="Table1.A1" office:value-type="string">
            <text:p text:style-name="P12"><text:span text:style-name="T2">1.Open the app.</text:span></text:p>
            <text:p text:style-name="P12"><text:span text:style-name="T2"/></text:p>
          </table:table-cell>
          <table:table-cell table:style-name="Table1.A1" office:value-type="string">
            <text:p text:style-name="P2">User <text:span text:style-name="T22">will get the push notification.</text:span></text:p>
          </table:table-cell>
          <table:table-cell table:style-name="Table1.A1" office:value-type="string">
            <text:p text:style-name="P3">Manual</text:p>
          </table:table-cell>
        </table:table-row>
        <table:table-row>
          <table:table-cell table:style-name="Table1.A1" office:value-type="string">
            <text:p text:style-name="P2">2</text:p>
          </table:table-cell>
          <table:table-cell table:style-name="Table1.A1" office:value-type="string">
            <text:p text:style-name="P2">TC_02</text:p>
          </table:table-cell>
          <table:table-cell table:style-name="Table1.A1" office:value-type="string">
            <text:p text:style-name="P2"><text:span text:style-name="T22">Verify </text:span>if <text:span text:style-name="T22">p</text:span>ush <text:span text:style-name="T22">notification</text:span> is received when other app is in use.</text:p>
          </table:table-cell>
          <table:table-cell table:style-name="Table1.A1" office:value-type="string">
            <text:p text:style-name="P3">App is in background.</text:p>
          </table:table-cell>
          <table:table-cell table:style-name="Table1.A1" office:value-type="string">
            <text:p text:style-name="P2">High</text:p>
          </table:table-cell>
          <table:table-cell table:style-name="Table1.A1" office:value-type="string">
            <text:p text:style-name="P11"><text:span text:style-name="T2">1.</text:span><text:span text:style-name="T4">Open some other app.</text:span></text:p>
            <text:p text:style-name="P11"><text:span text:style-name="T4"/></text:p>
          </table:table-cell>
          <table:table-cell table:style-name="Table1.A1" office:value-type="string">
            <text:p text:style-name="P2">User <text:span text:style-name="T22">will get the push notification.</text:span></text:p>
          </table:table-cell>
          <table:table-cell table:style-name="Table1.A1" office:value-type="string">
            <text:p text:style-name="P3">Manual</text:p>
          </table:table-cell>
        </table:table-row>
        <table:table-row table:style-name="Table1.4">
          <table:table-cell table:style-name="Table1.A1" office:value-type="string">
            <text:p text:style-name="P2">3</text:p>
          </table:table-cell>
          <table:table-cell table:style-name="Table1.A1" office:value-type="string">
            <text:p text:style-name="P2">TC_03</text:p>
          </table:table-cell>
          <table:table-cell table:style-name="Table1.A1" office:value-type="string">
            <text:p text:style-name="P2"><text:span text:style-name="T22">Verify </text:span>if <text:span text:style-name="T22">p</text:span>ush <text:span text:style-name="T22">notification</text:span> is received when <text:span text:style-name="T22">device is locked.</text:span></text:p>
          </table:table-cell>
          <table:table-cell table:style-name="Table1.A1" office:value-type="string">
            <text:p text:style-name="P3">Device should be locked.</text:p>
          </table:table-cell>
          <table:table-cell table:style-name="Table1.A1" office:value-type="string">
            <text:p text:style-name="P2">High</text:p>
          </table:table-cell>
          <table:table-cell table:style-name="Table1.A1" office:value-type="string">
            <text:p text:style-name="P12"><text:span text:style-name="T2">1.Lock the device.</text:span></text:p>
          </table:table-cell>
          <table:table-cell table:style-name="Table1.A1" office:value-type="string">
            <text:p text:style-name="P2">User <text:span text:style-name="T22">will get the push notification.</text:span></text:p>
          </table:table-cell>
          <table:table-cell table:style-name="Table1.A1" office:value-type="string">
            <text:p text:style-name="P3">Manual</text:p>
          </table:table-cell>
        </table:table-row>
        <table:table-row>
          <table:table-cell table:style-name="Table1.A1" office:value-type="string">
            <text:p text:style-name="P2"/>
            <text:p text:style-name="P2">4</text:p>
          </table:table-cell>
          <table:table-cell table:style-name="Table1.A1" office:value-type="string">
            <text:p text:style-name="P2"/>
            <text:p text:style-name="P2">TC_04</text:p>
          </table:table-cell>
          <table:table-cell table:style-name="Table1.A1" office:value-type="string">
            <text:p text:style-name="P2"><text:s/>Verify the notification</text:p>
            <text:p text:style-name="P2">received in multiple</text:p>
            <text:p text:style-name="P2">time zones.</text:p>
          </table:table-cell>
          <table:table-cell table:style-name="Table1.A1" office:value-type="string">
            <text:p text:style-name="P6">App must be installed.</text:p>
          </table:table-cell>
          <table:table-cell table:style-name="Table1.A1" office:value-type="string">
            <text:p text:style-name="P2"/>
            <text:p text:style-name="P2">High</text:p>
          </table:table-cell>
          <table:table-cell table:style-name="Table1.A1" office:value-type="string">
            <text:p text:style-name="P11"><text:span text:style-name="T2">1.</text:span><text:span text:style-name="T5">Chnage </text:span><text:span text:style-name="T2">its </text:span><text:span text:style-name="T5">time</text:span></text:p>
            <text:p text:style-name="P11"><text:span text:style-name="T2">zone from device <text:s/>setting</text:span></text:p>
            <text:p text:style-name="P11"><text:span text:style-name="T2"/></text:p>
          </table:table-cell>
          <table:table-cell table:style-name="Table1.A1" office:value-type="string">
            <text:p text:style-name="P8">User <text:span text:style-name="T22">will get the push notification.</text:span></text:p>
          </table:table-cell>
          <table:table-cell table:style-name="Table1.A1" office:value-type="string">
            <text:p text:style-name="P2"/>
            <text:p text:style-name="P3">Manual</text:p>
          </table:table-cell>
        </table:table-row>
        <table:table-row>
          <table:table-cell table:style-name="Table1.A1" office:value-type="string">
            <text:p text:style-name="P2">5</text:p>
          </table:table-cell>
          <table:table-cell table:style-name="Table1.A1" office:value-type="string">
            <text:p text:style-name="P2">TC_05</text:p>
          </table:table-cell>
          <table:table-cell table:style-name="Table1.A1" office:value-type="string">
            <text:p text:style-name="P2">Verify the notification</text:p>
            <text:p text:style-name="P2">received even if user <text:span text:style-name="T23">is </text:span>playing <text:span text:style-name="T23">any</text:span> game.</text:p>
          </table:table-cell>
          <table:table-cell table:style-name="Table1.A1" office:value-type="string">
            <text:p text:style-name="P2">User must be <text:span text:style-name="T23">using the gaming application.</text:span></text:p>
          </table:table-cell>
          <table:table-cell table:style-name="Table1.A1" office:value-type="string">
            <text:p text:style-name="P2">Medium</text:p>
          </table:table-cell>
          <table:table-cell table:style-name="Table1.A1" office:value-type="string">
            <text:p text:style-name="P11"><text:span text:style-name="T2">1.User is playing</text:span></text:p>
            <text:p text:style-name="P11"><text:span text:style-name="T2">any game</text:span></text:p>
            <text:p text:style-name="P11"><text:span text:style-name="T2"/></text:p>
          </table:table-cell>
          <table:table-cell table:style-name="Table1.A1" office:value-type="string">
            <text:p text:style-name="P8">User <text:span text:style-name="T22">will get the push notification.</text:span></text:p>
          </table:table-cell>
          <table:table-cell table:style-name="Table1.A1" office:value-type="string">
            <text:p text:style-name="P3">Manual</text:p>
          </table:table-cell>
        </table:table-row>
        <table:table-row>
          <table:table-cell table:style-name="Table1.A1" office:value-type="string">
            <text:p text:style-name="P2">7</text:p>
          </table:table-cell>
          <table:table-cell table:style-name="Table1.A1" office:value-type="string">
            <text:p text:style-name="P2">TC_06</text:p>
          </table:table-cell>
          <table:table-cell table:style-name="Table1.A1" office:value-type="string">
            <text:p text:style-name="P2">Verify the notification</text:p>
            <text:p text:style-name="P2">is clickable &amp; it open up the notification.</text:p>
          </table:table-cell>
          <table:table-cell table:style-name="Table1.A1" office:value-type="string">
            <text:p text:style-name="P7">App must be installed.</text:p>
          </table:table-cell>
          <table:table-cell table:style-name="Table1.A1" office:value-type="string">
            <text:p text:style-name="P9">High</text:p>
          </table:table-cell>
          <table:table-cell table:style-name="Table1.A1" office:value-type="string">
            <text:p text:style-name="P13">1.User must get notification in the notification panel.</text:p>
            <text:p text:style-name="P13">2.Click on the notification.</text:p>
          </table:table-cell>
          <table:table-cell table:style-name="Table1.A1" office:value-type="string">
            <text:p text:style-name="P9">User will navigate to the app.</text:p>
          </table:table-cell>
          <table:table-cell table:style-name="Table1.A1" office:value-type="string">
            <text:p text:style-name="P3">Manual</text:p>
          </table:table-cell>
        </table:table-row>
        <table:table-row>
          <table:table-cell table:style-name="Table1.A1" office:value-type="string">
            <text:p text:style-name="P2">8</text:p>
          </table:table-cell>
          <table:table-cell table:style-name="Table1.A1" office:value-type="string">
            <text:p text:style-name="P2">TC_07</text:p>
          </table:table-cell>
          <table:table-cell table:style-name="Table1.C8" office:value-type="string">
            <text:p text:style-name="P2">Verify the sound,</text:p>
            <text:p text:style-name="P2">vibration &amp; blinking.</text:p>
          </table:table-cell>
          <table:table-cell table:style-name="Table1.A1" office:value-type="string">
            <text:p text:style-name="P2">App Must be</text:p>
            <text:p text:style-name="P2">installed</text:p>
            <text:p text:style-name="P2"><text:span text:style-name="T24">device</text:span> must be on general <text:span text:style-name="T24">and vibration should be on.</text:span></text:p>
          </table:table-cell>
          <table:table-cell table:style-name="Table1.A1" office:value-type="string">
            <text:p text:style-name="P9">High</text:p>
          </table:table-cell>
          <table:table-cell table:style-name="Table1.A1" office:value-type="string">
            <text:p text:style-name="P13"><text:span text:style-name="T2">1.Receive <text:s/>the notification from the app.</text:span></text:p>
          </table:table-cell>
          <table:table-cell table:style-name="Table1.A1" office:value-type="string">
            <text:p text:style-name="P9">Phone will alert the user with a sound vibration.</text:p>
          </table:table-cell>
          <table:table-cell table:style-name="Table1.A1" office:value-type="string">
            <text:p text:style-name="P3">Manual</text:p>
          </table:table-cell>
        </table:table-row>
        <table:table-row>
          <table:table-cell table:style-name="Table1.A1" office:value-type="string">
            <text:p text:style-name="P9">9</text:p>
          </table:table-cell>
          <table:table-cell table:style-name="Table1.A1" office:value-type="string">
            <text:p text:style-name="P9">TC_09</text:p>
          </table:table-cell>
          <table:table-cell table:style-name="Table1.C8" office:value-type="string">
            <text:p text:style-name="P2">Verify repeated</text:p>
            <text:p text:style-name="P2">notification multiple times and check notification is in the order.</text:p>
          </table:table-cell>
          <table:table-cell table:style-name="Table1.A1" office:value-type="string">
            <text:p text:style-name="P7">App must be installed.</text:p>
          </table:table-cell>
          <table:table-cell table:style-name="Table1.A1" office:value-type="string">
            <text:p text:style-name="P9">High</text:p>
          </table:table-cell>
          <table:table-cell table:style-name="Table1.A1" office:value-type="string">
            <text:p text:style-name="P13">1.Receive notification from different apps at same time with minor difference.</text:p>
          </table:table-cell>
          <table:table-cell table:style-name="Table1.A1" office:value-type="string">
            <text:p text:style-name="P9">The order of notification is correct.</text:p>
          </table:table-cell>
          <table:table-cell table:style-name="Table1.A1" office:value-type="string">
            <text:p text:style-name="P4">Manual</text:p>
          </table:table-cell>
        </table:table-row>
        <table:table-row>
          <table:table-cell table:style-name="Table1.A1" office:value-type="string">
            <text:p text:style-name="P9">10</text:p>
          </table:table-cell>
          <table:table-cell table:style-name="Table1.A1" office:value-type="string">
            <text:p text:style-name="P9">TC_10</text:p>
          </table:table-cell>
          <table:table-cell table:style-name="Table1.C8" office:value-type="string">
            <text:p text:style-name="P2">Verify recen<text:span text:style-name="T25">t</text:span></text:p>
            <text:p text:style-name="P2">notification should </text:p>
            <text:p text:style-name="P2">always <text:span text:style-name="T25">be at</text:span> the</text:p>
            <text:p text:style-name="P2">top in a stack.</text:p>
          </table:table-cell>
          <table:table-cell table:style-name="Table1.A1" office:value-type="string">
            <text:p text:style-name="P7">App must be installed <text:span text:style-name="T25">and some pending notifications should be there.</text:span></text:p>
          </table:table-cell>
          <table:table-cell table:style-name="Table1.A1" office:value-type="string">
            <text:p text:style-name="P10">Medium</text:p>
          </table:table-cell>
          <table:table-cell table:style-name="Table1.A1" office:value-type="string">
            <text:p text:style-name="P13">1.Receive notification from <text:span text:style-name="T25">the</text:span> app.</text:p>
          </table:table-cell>
          <table:table-cell table:style-name="Table1.A1" office:value-type="string">
            <text:p text:style-name="P9">The <text:span text:style-name="T25">recent</text:span> notification is <text:span text:style-name="T25">at the top.</text:span></text:p>
          </table:table-cell>
          <table:table-cell table:style-name="Table1.A1" office:value-type="string">
            <text:p text:style-name="P4">Manual</text:p>
          </table:table-cell>
        </table:table-row>
      </table:table>
      <text:p text:style-name="P37"/>
      <text:p text:style-name="P35"/>
      <text:p text:style-name="P35"/>
      <text:p text:style-name="P1"><text:soft-page-break/><text:span text:style-name="T1">5.</text:span>How to record a log from the Android/iOS device?</text:p>
      <text:p text:style-name="P21">Ans.<text:span text:style-name="T16">Tools For android </text:span></text:p>
      <text:list xml:id="list2174360809" text:style-name="L12">
        <text:list-item>
          <text:p text:style-name="P22"><text:span text:style-name="T16">TestFairy</text:span></text:p>
        </text:list-item>
        <text:list-item>
          <text:p text:style-name="P22"><text:span text:style-name="T16">Fiddler</text:span></text:p>
        </text:list-item>
        <text:list-item>
          <text:p text:style-name="P22"><text:span text:style-name="T16">LogCat</text:span></text:p>
        </text:list-item>
        <text:list-item>
          <text:p text:style-name="P22"><text:span text:style-name="T16">Crashlytics (now replaced by FireBase)</text:span></text:p>
          <text:p text:style-name="P22"><text:span text:style-name="T16"/></text:p>
        </text:list-item>
      </text:list>
      <text:p text:style-name="P21">Steps:</text:p>
      <text:list xml:id="list1240331936" text:style-name="L11">
        <text:list-item>
          <text:p text:style-name="P23"><text:span text:style-name="T16">Setup Java on your Machine according to the 32 /64 bit machine architecture.</text:span></text:p>
        </text:list-item>
        <text:list-item>
          <text:p text:style-name="P23"><text:span text:style-name="T16">Setup Android SDK on windows machine.</text:span></text:p>
        </text:list-item>
        <text:list-item>
          <text:p text:style-name="P23"><text:span text:style-name="T16">Enable USB Debugging from Settings-&gt;Developer Option-&gt;Debugging.</text:span></text:p>
        </text:list-item>
        <text:list-item>
          <text:p text:style-name="P23"><text:span text:style-name="T16">Enable Stay Awake from Settings-&gt;Developer Option.</text:span></text:p>
        </text:list-item>
        <text:list-item>
          <text:p text:style-name="P23"><text:span text:style-name="T16">Move to the Android SDK directory on Machine like E:\SDK_NDKFOLDER\Android-sdk.</text:span></text:p>
        </text:list-item>
        <text:list-item>
          <text:p text:style-name="P23"><text:span text:style-name="T16">Open bat file on double click from E:\SDK_NDKFOLDER\Android-sdk\tools.</text:span></text:p>
        </text:list-item>
        <text:list-item>
          <text:p text:style-name="P23"><text:span text:style-name="T16">‘Dalvik Debug Monitor’ window will open.</text:span></text:p>
        </text:list-item>
        <text:list-item>
          <text:p text:style-name="P23"><text:span text:style-name="T16">Capture Screen: Select Device in Left panel (Device -&gt;Screen Capture).</text:span></text:p>
        </text:list-item>
        <text:list-item>
          <text:p text:style-name="P23"><text:span text:style-name="T16">The screen will get captured and you can save with Ctrl + S or Save button.</text:span></text:p>
        </text:list-item>
        <text:list-item>
          <text:p text:style-name="P23"><text:span text:style-name="T16">Record Screen: We can record Android device screen from Device-&gt; Screen Record.</text:span></text:p>
        </text:list-item>
        <text:list-item>
          <text:p text:style-name="P23"><text:span text:style-name="T16">Recorded screen will save on the default document location or where you set the path.</text:span></text:p>
        </text:list-item>
        <text:list-item>
          <text:p text:style-name="P23"><text:span text:style-name="T16">Recorded video output format will be .mp4.</text:span></text:p>
        </text:list-item>
        <text:list-item>
          <text:p text:style-name="P23"><text:span text:style-name="T16">Capture adb logcat/Android device logs from Device -&gt;Run logcat.</text:span></text:p>
        </text:list-item>
        <text:list-item>
          <text:p text:style-name="P23"><text:span text:style-name="T16">Save Logs from right click on Logs-&gt;Select All-&gt;Copy and paste in a notepad file or gist file.</text:span></text:p>
        </text:list-item>
      </text:list>
      <text:p text:style-name="P21"><text:span text:style-name="T16"/></text:p>
      <text:p text:style-name="P21"><text:span text:style-name="T16"/></text:p>
      <text:p text:style-name="P36">Tools for iOS are :</text:p>
      <text:list xml:id="list3698014600" text:style-name="L13">
        <text:list-item>
          <text:p text:style-name="P20"><text:span text:style-name="T16">TestFairy</text:span></text:p>
        </text:list-item>
        <text:list-item>
          <text:p text:style-name="P20"><text:span text:style-name="T16">Crashlytics (now replaced by FireBase)</text:span></text:p>
        </text:list-item>
        <text:list-item>
          <text:p text:style-name="P20"><text:span text:style-name="T16">InstaBug</text:span></text:p>
        </text:list-item>
        <text:list-item>
          <text:p text:style-name="P20"><text:span text:style-name="T16">XCode</text:span></text:p>
        </text:list-item>
        <text:list-item>
          <text:p text:style-name="P20"><text:span text:style-name="T16">iOS Console</text:span></text:p>
          <text:p text:style-name="P20"><text:span text:style-name="T16"/></text:p>
        </text:list-item>
      </text:list>
      <text:p text:style-name="P36">Steps to record iPhone screen:</text:p>
      <text:list xml:id="list2130417150" text:style-name="L14">
        <text:list-item>
          <text:p text:style-name="P19"><text:span text:style-name="T16">Connect your iPhone using a cable.</text:span></text:p>
        </text:list-item>
        <text:list-item>
          <text:p text:style-name="P19"><text:span text:style-name="T16">Open ‘QuickTime Player’ from Applications.</text:span></text:p>
        </text:list-item>
        <text:list-item>
          <text:p text:style-name="P19"><text:span text:style-name="T16">Click the Filemenu and choose “New Movie Recording“.</text:span></text:p>
        </text:list-item>
        <text:list-item>
          <text:p text:style-name="P19"><text:span text:style-name="T16">Click the arrow on the right of the record button and you will see your phone as a choice.</text:span></text:p>
        </text:list-item>
        <text:list-item>
          <text:p text:style-name="P19"><text:span text:style-name="T16">Now you can record Mac screen using Jing/TechSmith/Screencast as earlier.</text:span></text:p>
        </text:list-item>
        <text:list-item>
          <text:p text:style-name="P19"><text:span text:style-name="T16">You can start activity on iPhone Screen. You can see the activity displayed on the Mac screen.</text:span></text:p>
        </text:list-item>
        <text:list-item>
          <text:p text:style-name="P19"><text:span text:style-name="T16">You can save the recorded screen by first clicking on the Start Recording button, then stop the recording by clicking on the Stop Recording button. Finally, you can export/save the recorded video in multiple sizes (480Px, 720Px, 1020Px, etc.) from File -&gt;Export to option.</text:span></text:p>
        </text:list-item>
      </text:list>
      <text:p text:style-name="P1"/>
      <text:p text:style-name="P1"/>
      <text:p text:style-name="P1"><text:soft-page-break/><text:span text:style-name="T1">6.</text:span>What do you understand by Device and OS fragmentation in mobile application testing?</text:p>
      <text:p text:style-name="P21">Ans.<text:span text:style-name="T16">Mobile device fragmentation is a phenomenon that occurs when some mobile users are running older versions of an operating system, while other users are running newer versions.</text:span></text:p>
      <text:p text:style-name="P21"><text:span text:style-name="T16">Mobile device fragmentation can be a problem for software developers who must create different versions of the same app in order to make sure it works correctly with different versions of a given OS. It can also be a problem for IT departments because different operating versions have different capabilities, which can make them harder to manage and secure. The term mobile device fragmentation is also used to describe different versions of the same operating system that are created when an original equipment manufacturer (OEM) modifies an open source mobile operating system for specific products.</text:span></text:p>
      <text:p text:style-name="P1"/>
      <text:p text:style-name="P1"><text:span text:style-name="T1">7.</text:span>What is deep linking? What do you understand by deferred deep linking?</text:p>
      <text:p text:style-name="P14"><text:span text:style-name="T3">Ans.</text:span>Deep links are simply links that lead users to specific pages, pieces of content, or experiences within a mobile app. That means that when you tap on a push notification announcing a sale on t-shirts, you’re led to the section of the app that’s related to that sale, rather than ending upon the generic app homepage.</text:p>
      <text:p text:style-name="P14"/>
      <text:p text:style-name="P15"><text:span text:style-name="T6">Deferred deep linking </text:span><text:span text:style-name="T8">is one aspect of </text:span><text:a xlink:type="simple" xlink:href="https://en.wikipedia.org/wiki/Mobile_deep_linking" text:style-name="Internet_20_link" text:visited-style-name="Visited_20_Internet_20_Link"><text:span text:style-name="T9">mobile deep linking</text:span></text:a><text:span text:style-name="T8">. It describes the principle of deep linking into an app that is not yet installed. In this case, deep linking will be "deferred" until the application will be installed by the user.This implies that clicking (or otherwise invoking) the deep link causes:</text:span></text:p>
      <text:list xml:id="list455672254" text:style-name="L1">
        <text:list-item>
          <text:p text:style-name="P17">An app store to open to enable the user to install the app</text:p>
        </text:list-item>
        <text:list-item>
          <text:p text:style-name="P18">Once the app is installed, the link is invoked with its original URL and parameters so that the newly installed app can handle the invocation.</text:p>
        </text:list-item>
      </text:list>
      <text:p text:style-name="P1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43:53.637049727</meta:creation-date>
    <dc:date>2020-04-21T22:55:04.990130695</dc:date>
    <meta:editing-duration>PT3H3M41S</meta:editing-duration>
    <meta:editing-cycles>2</meta:editing-cycles>
    <meta:generator>LibreOffice/6.0.3.2$Linux_X86_64 LibreOffice_project/00m0$Build-2</meta:generator>
    <meta:document-statistic meta:table-count="1" meta:image-count="0" meta:object-count="0" meta:page-count="4" meta:paragraph-count="178" meta:word-count="1189" meta:character-count="7082" meta:non-whitespace-character-count="6115"/>
  </office:meta>
</office:document-meta>
</file>